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New Sung" svg:font-family="'AR PL New Sung'"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text-properties officeooo:paragraph-rsid="00236e6e"/>
    </style:style>
    <style:style style:name="P3" style:family="paragraph" style:parent-style-name="Standard" style:list-style-name="L1">
      <style:text-properties officeooo:rsid="0024f951" officeooo:paragraph-rsid="0024f951"/>
    </style:style>
    <style:style style:name="P4" style:family="paragraph" style:parent-style-name="Standard" style:list-style-name="L1">
      <style:text-properties officeooo:rsid="0024d62e" officeooo:paragraph-rsid="0024f951"/>
    </style:style>
    <style:style style:name="P5" style:family="paragraph" style:parent-style-name="Standard" style:list-style-name="L1">
      <style:text-properties officeooo:rsid="0024d62e" officeooo:paragraph-rsid="0024d62e"/>
    </style:style>
    <style:style style:name="P6" style:family="paragraph" style:parent-style-name="Standard" style:list-style-name="L1">
      <style:text-properties officeooo:rsid="00236e6e" officeooo:paragraph-rsid="00236e6e"/>
    </style:style>
    <style:style style:name="P7" style:family="paragraph" style:parent-style-name="Standard" style:list-style-name="L1">
      <style:text-properties officeooo:rsid="002d8037" officeooo:paragraph-rsid="002d8037"/>
    </style:style>
    <style:style style:name="P8" style:family="paragraph" style:parent-style-name="Standard" style:list-style-name="L1">
      <style:text-properties officeooo:rsid="00201fc6" officeooo:paragraph-rsid="00201fc6"/>
    </style:style>
    <style:style style:name="P9" style:family="paragraph" style:parent-style-name="Standard" style:list-style-name="L1">
      <style:text-properties officeooo:rsid="002109df" officeooo:paragraph-rsid="0022a155"/>
    </style:style>
    <style:style style:name="P10" style:family="paragraph" style:parent-style-name="Standard" style:list-style-name="L1">
      <style:text-properties officeooo:rsid="0022a155" officeooo:paragraph-rsid="0022a155"/>
    </style:style>
    <style:style style:name="P11" style:family="paragraph" style:parent-style-name="Standard" style:list-style-name="L1">
      <style:text-properties officeooo:rsid="0022cbc4" officeooo:paragraph-rsid="0022cbc4"/>
    </style:style>
    <style:style style:name="P12" style:family="paragraph" style:parent-style-name="Standard" style:list-style-name="L1">
      <style:text-properties officeooo:rsid="00257fbb" officeooo:paragraph-rsid="00257fbb"/>
    </style:style>
    <style:style style:name="P13" style:family="paragraph" style:parent-style-name="Standard" style:list-style-name="L1">
      <style:text-properties officeooo:rsid="00273524" officeooo:paragraph-rsid="00273524"/>
    </style:style>
    <style:style style:name="P14" style:family="paragraph" style:parent-style-name="Standard" style:list-style-name="L1">
      <style:text-properties officeooo:rsid="0028f49e" officeooo:paragraph-rsid="00387332"/>
    </style:style>
    <style:style style:name="P15" style:family="paragraph" style:parent-style-name="Standard" style:list-style-name="L1">
      <style:text-properties officeooo:rsid="0028f49e" officeooo:paragraph-rsid="0037fb95"/>
    </style:style>
    <style:style style:name="P16" style:family="paragraph" style:parent-style-name="Standard" style:list-style-name="L1">
      <style:text-properties officeooo:rsid="00387332" officeooo:paragraph-rsid="00387332"/>
    </style:style>
    <style:style style:name="P17" style:family="paragraph" style:parent-style-name="Standard" style:list-style-name="L1">
      <style:text-properties officeooo:rsid="0037fb95" officeooo:paragraph-rsid="0037fb95"/>
    </style:style>
    <style:style style:name="P18" style:family="paragraph" style:parent-style-name="Standard" style:list-style-name="L1">
      <style:text-properties officeooo:rsid="0028cfa9" officeooo:paragraph-rsid="0028cfa9"/>
    </style:style>
    <style:style style:name="P19" style:family="paragraph" style:parent-style-name="Standard" style:list-style-name="L1">
      <style:text-properties officeooo:rsid="0028cfa9" officeooo:paragraph-rsid="003b3e53"/>
    </style:style>
    <style:style style:name="P20" style:family="paragraph" style:parent-style-name="Standard" style:list-style-name="L1">
      <style:text-properties officeooo:rsid="0028dc2b" officeooo:paragraph-rsid="0028dc2b"/>
    </style:style>
    <style:style style:name="P21" style:family="paragraph" style:parent-style-name="Standard" style:list-style-name="L1">
      <style:text-properties officeooo:rsid="002f0018" officeooo:paragraph-rsid="002f0018"/>
    </style:style>
    <style:style style:name="P22" style:family="paragraph" style:parent-style-name="Standard" style:list-style-name="L1">
      <style:text-properties officeooo:rsid="002c3c8d" officeooo:paragraph-rsid="002c3c8d"/>
    </style:style>
    <style:style style:name="P23" style:family="paragraph" style:parent-style-name="Standard" style:list-style-name="L1">
      <style:text-properties officeooo:rsid="0030e824" officeooo:paragraph-rsid="0030e824"/>
    </style:style>
    <style:style style:name="P24" style:family="paragraph" style:parent-style-name="Standard" style:list-style-name="L1">
      <style:text-properties officeooo:rsid="0031c79e" officeooo:paragraph-rsid="0031c79e"/>
    </style:style>
    <style:style style:name="P25" style:family="paragraph" style:parent-style-name="Standard" style:list-style-name="L1">
      <style:text-properties officeooo:rsid="0032f5a4" officeooo:paragraph-rsid="0032f5a4"/>
    </style:style>
    <style:style style:name="P26" style:family="paragraph" style:parent-style-name="Standard" style:list-style-name="L1">
      <style:text-properties fo:font-style="normal" officeooo:rsid="0031c79e" officeooo:paragraph-rsid="0031c79e" style:font-style-asian="normal" style:font-style-complex="normal"/>
    </style:style>
    <style:style style:name="P27" style:family="paragraph" style:parent-style-name="Standard" style:list-style-name="L1">
      <style:text-properties fo:font-style="normal" officeooo:rsid="00328fe8" officeooo:paragraph-rsid="00328fe8" style:font-style-asian="normal" style:font-style-complex="normal"/>
    </style:style>
    <style:style style:name="P28" style:family="paragraph" style:parent-style-name="Standard" style:list-style-name="L1">
      <style:text-properties fo:font-style="normal" officeooo:rsid="003289be" officeooo:paragraph-rsid="003289be" style:font-style-asian="normal" style:font-style-complex="normal"/>
    </style:style>
    <style:style style:name="P29" style:family="paragraph" style:parent-style-name="Standard" style:list-style-name="L1">
      <style:text-properties fo:font-style="normal" officeooo:rsid="0032f5a4" officeooo:paragraph-rsid="0032f5a4" style:font-style-asian="normal" style:font-style-complex="normal"/>
    </style:style>
    <style:style style:name="P30" style:family="paragraph" style:parent-style-name="Standard" style:list-style-name="L1">
      <style:text-properties fo:font-style="normal" officeooo:rsid="0037fabf" officeooo:paragraph-rsid="0037fabf" style:font-style-asian="normal" style:font-style-complex="normal"/>
    </style:style>
    <style:style style:name="P31" style:family="paragraph" style:parent-style-name="Standard" style:list-style-name="L1">
      <style:text-properties fo:font-style="normal" officeooo:rsid="0037fabf" officeooo:paragraph-rsid="003cf30b" style:font-style-asian="normal" style:font-style-complex="normal"/>
    </style:style>
    <style:style style:name="P32" style:family="paragraph" style:parent-style-name="Standard" style:list-style-name="L1">
      <style:text-properties fo:font-style="normal" officeooo:rsid="0037fb95" officeooo:paragraph-rsid="0037fb95" style:font-style-asian="normal" style:font-style-complex="normal"/>
    </style:style>
    <style:style style:name="P33" style:family="paragraph" style:parent-style-name="Standard" style:list-style-name="L1">
      <style:text-properties fo:font-style="normal" officeooo:rsid="003b3e53" officeooo:paragraph-rsid="003b3e53" style:font-style-asian="normal" style:font-style-complex="normal"/>
    </style:style>
    <style:style style:name="P34" style:family="paragraph" style:parent-style-name="Standard" style:list-style-name="L1">
      <style:text-properties fo:font-style="normal" officeooo:rsid="003c8776" officeooo:paragraph-rsid="003c8776" style:font-style-asian="normal" style:font-style-complex="normal"/>
    </style:style>
    <style:style style:name="P35" style:family="paragraph" style:parent-style-name="Standard" style:list-style-name="L1">
      <style:text-properties fo:font-style="normal" officeooo:rsid="003cf30b" officeooo:paragraph-rsid="003cf30b" style:font-style-asian="normal" style:font-style-complex="normal"/>
    </style:style>
    <style:style style:name="P36" style:family="paragraph" style:parent-style-name="Standard" style:list-style-name="L1">
      <style:text-properties fo:font-style="normal" officeooo:rsid="003d66b9" officeooo:paragraph-rsid="003d66b9" style:font-style-asian="normal" style:font-style-complex="normal"/>
    </style:style>
    <style:style style:name="P37" style:family="paragraph" style:parent-style-name="Standard" style:list-style-name="L1">
      <style:text-properties officeooo:rsid="003b3e53" officeooo:paragraph-rsid="003b3e53"/>
    </style:style>
    <style:style style:name="P38" style:family="paragraph" style:parent-style-name="Standard">
      <style:text-properties officeooo:rsid="003b3e53" officeooo:paragraph-rsid="003b3e53"/>
    </style:style>
    <style:style style:name="T1" style:family="text">
      <style:text-properties style:text-position="super 58%"/>
    </style:style>
    <style:style style:name="T2" style:family="text">
      <style:text-properties officeooo:rsid="0022a155"/>
    </style:style>
    <style:style style:name="T3" style:family="text">
      <style:text-properties officeooo:rsid="0024d62e"/>
    </style:style>
    <style:style style:name="T4" style:family="text">
      <style:text-properties officeooo:rsid="00257fbb"/>
    </style:style>
    <style:style style:name="T5" style:family="text">
      <style:text-properties officeooo:rsid="0028dc2b"/>
    </style:style>
    <style:style style:name="T6" style:family="text">
      <style:text-properties officeooo:rsid="0028f49e"/>
    </style:style>
    <style:style style:name="T7" style:family="text">
      <style:text-properties officeooo:rsid="002d8037"/>
    </style:style>
    <style:style style:name="T8" style:family="text">
      <style:text-properties officeooo:rsid="002f0018"/>
    </style:style>
    <style:style style:name="T9" style:family="text">
      <style:text-properties officeooo:rsid="0030e824"/>
    </style:style>
    <style:style style:name="T10" style:family="text">
      <style:text-properties fo:font-style="italic" style:font-style-asian="italic" style:font-style-complex="italic"/>
    </style:style>
    <style:style style:name="T11" style:family="text">
      <style:text-properties officeooo:rsid="003289be"/>
    </style:style>
    <style:style style:name="T12" style:family="text">
      <style:text-properties fo:font-style="normal" style:font-style-asian="normal" style:font-style-complex="normal"/>
    </style:style>
    <style:style style:name="T13" style:family="text">
      <style:text-properties style:font-name="Liberation Serif"/>
    </style:style>
    <style:style style:name="T14" style:family="text">
      <style:text-properties style:font-name="Liberation Serif1"/>
    </style:style>
    <style:style style:name="T15" style:family="text">
      <style:text-properties officeooo:rsid="0037fb95"/>
    </style:style>
    <style:style style:name="T16" style:family="text">
      <style:text-properties officeooo:rsid="003b3e53"/>
    </style:style>
    <style:style style:name="T17" style:family="text">
      <style:text-properties officeooo:rsid="003c8776"/>
    </style:style>
    <style:style style:name="T18" style:family="text">
      <style:text-properties style:font-name="Liberation Serif"/>
    </style:style>
    <style:style style:name="T19" style:family="text">
      <style:text-properties officeooo:rsid="003cf30b"/>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January 7th, 2023 - </text:p>
      <text:p text:style-name="Standard">Kitkat Dambeck</text:p>
      <text:p text:style-name="Standard">Notes on Liber ABA</text:p>
      <text:p text:style-name="P38">Editors Note and Introduction</text:p>
      <text:p text:style-name="Standard"/>
      <text:list xml:id="list2991853735" text:style-name="L1">
        <text:list-item>
          <text:p text:style-name="P1">Do what thou wilt shall be the whole of the law. </text:p>
        </text:list-item>
        <text:list-item>
          <text:p text:style-name="P1">Editor’s note, <text:span text:style-name="T3">pg XV</text:span>:</text:p>
          <text:list>
            <text:list-item>
              <text:p text:style-name="P3">Summery: Crowley and the numerous students who helped him write Liber ABA went through many revisions. First there were manuscripts. Some of them were published. Some published editions and some manuscripts went into the 1994 E.V. printing, which was the first printing to house all four books in one volume, however <text:s/>it had many issues. Through a great deal of work, the 2<text:span text:style-name="T1">nd</text:span> revised edition was made with a greater number of manuscripts, and a more robust methodology. It is now cool and good. </text:p>
            </text:list-item>
            <text:list-item>
              <text:p text:style-name="P4">I’ll be referring to the whole work as “Book 4” to avoid confusion with “<text:span text:style-name="T4">Book</text:span> IV: <text:span text:style-name="T4">Thelema</text:span>”</text:p>
            </text:list-item>
            <text:list-item>
              <text:p text:style-name="P1">List of editions (reverse chronological): </text:p>
              <text:list>
                <text:list-item>
                  <text:p text:style-name="P1">2nd <text:s/>revised edition.</text:p>
                  <text:list>
                    <text:list-item>
                      <text:p text:style-name="P6">Punctuation improved.</text:p>
                    </text:list-item>
                    <text:list-item>
                      <text:p text:style-name="P2">O.T.O. purchased several manuscripts, which are published here for the first time. </text:p>
                    </text:list-item>
                    <text:list-item>
                      <text:p text:style-name="P6">Current editor’s work put in [square brackets].</text:p>
                    </text:list-item>
                    <text:list-item>
                      <text:p text:style-name="P7">Cool and good.</text:p>
                    </text:list-item>
                  </text:list>
                </text:list-item>
                <text:list-item>
                  <text:p text:style-name="P1">1994 E.V. </text:p>
                  <text:list>
                    <text:list-item>
                      <text:p text:style-name="P7">The precursor to 2<text:span text:style-name="T1">nd</text:span> revised, which was held back due to printing issuses and in a poor editorial apparatus. </text:p>
                    </text:list-item>
                    <text:list-item>
                      <text:p text:style-name="P1"><text:span text:style-name="T7">Fi</text:span>rst one volume edition.</text:p>
                    </text:list-item>
                    <text:list-item>
                      <text:p text:style-name="P1">Small print, hard to read.</text:p>
                    </text:list-item>
                    <text:list-item>
                      <text:p text:style-name="P8"><text:span text:style-name="T7">A</text:span>lso called the “previous edition.” </text:p>
                    </text:list-item>
                    <text:list-item>
                      <text:p text:style-name="P9"><text:span text:style-name="T7">P</text:span><text:span text:style-name="T2">art 3 </text:span>prepared using early original manuscript <text:span text:style-name="T2">and two</text:span> uncorrected type<text:span text:style-name="T2">s</text:span>cripts.</text:p>
                    </text:list-item>
                    <text:list-item>
                      <text:p text:style-name="P10"><text:span text:style-name="T7">P</text:span>arts 1, 2 &amp; 4 prepared sing published editions and “scanty marginalia.” </text:p>
                    </text:list-item>
                    <text:list-item>
                      <text:p text:style-name="P10"><text:span text:style-name="T7">T</text:span>ransition between first published editions and 2<text:span text:style-name="T1">nd</text:span> revised.</text:p>
                    </text:list-item>
                    <text:list-item>
                      <text:p text:style-name="P11">Variant and restored readings noted with now outdated textual markers called sigla.</text:p>
                      <text:list>
                        <text:list-item>
                          <text:p text:style-name="P11">2<text:span text:style-name="T1">nd</text:span> revised incorporates silently when supported by Crowley’s typescript.</text:p>
                          <text:list>
                            <text:list-item>
                              <text:p text:style-name="P6">Important variations in endnotes.</text:p>
                            </text:list-item>
                          </text:list>
                        </text:list-item>
                      </text:list>
                    </text:list-item>
                  </text:list>
                </text:list-item>
                <text:list-item>
                  <text:p text:style-name="P1">The first <text:span text:style-name="T2">published </text:span>editions.</text:p>
                </text:list-item>
                <text:list-item>
                  <text:p text:style-name="P8">Miscellaneous manuscripts.</text:p>
                </text:list-item>
              </text:list>
            </text:list-item>
            <text:list-item>
              <text:p text:style-name="P5">Liber ABA is a work of reference as well as treatise. </text:p>
              <text:list>
                <text:list-item>
                  <text:p text:style-name="P7">Thelema represents a large number of advancements in magick. These changes are documented in Liber ABA both to teach them, and to act as a reference for already learned practitioners. </text:p>
                </text:list-item>
                <text:list-item>
                  <text:p text:style-name="P5">A treatise is a formal and systematic written discourse on some subject, generally longer and treating it in greater depth than an essay, and more concerned with investigating or exposing the principles of the subject and its conclusions. </text:p>
                  <text:list>
                    <text:list-item>
                      <text:p text:style-name="P3">A book-length essay that tries to explain the subject matter, rather than stating it like a reference. </text:p>
                    </text:list-item>
                  </text:list>
                </text:list-item>
                <text:list-item>
                  <text:p text:style-name="P5">Not necessarily best to read cover to cover.</text:p>
                </text:list-item>
                <text:list-item>
                  <text:p text:style-name="P5">Often cross references self, and expects familiarity with other parts of the work.</text:p>
                </text:list-item>
              </text:list>
            </text:list-item>
            <text:list-item>
              <text:p text:style-name="P5">Stated goal of Liber ABA is to be an accessible work to provide a basis for hermeneutic study of Crowley’s thought. </text:p>
              <text:list>
                <text:list-item>
                  <text:p text:style-name="P7"><text:soft-page-break/>The goal is that you can put someone alone in a room with Liber ABA and have them teach themselves magick.</text:p>
                </text:list-item>
                <text:list-item>
                  <text:p text:style-name="P5">Hermeneutics is the theory and methodology of interpretation, especially the interpretation of biblical texts, wisdom literature, and philosophical texts.</text:p>
                  <text:list>
                    <text:list-item>
                      <text:p text:style-name="P3">Sitting around reading books and thinking real hard. </text:p>
                    </text:list-item>
                  </text:list>
                </text:list-item>
              </text:list>
            </text:list-item>
            <text:list-item>
              <text:p text:style-name="P12">Book IV is sometimes cited by page number. The pagination of the first edition is shown in margin of this edition. </text:p>
            </text:list-item>
            <text:list-item>
              <text:p text:style-name="P12">Included glossary:</text:p>
              <text:list>
                <text:list-item>
                  <text:p text:style-name="P12">defines technical terms based on Crowley’s definitions. </text:p>
                </text:list-item>
                <text:list-item>
                  <text:p text:style-name="P12">It is not exhaustive; additional dictionaries, such as for Indian philosophy are desirable. </text:p>
                </text:list-item>
              </text:list>
            </text:list-item>
          </text:list>
        </text:list-item>
        <text:list-item>
          <text:p text:style-name="P13">Editor’s introduction:</text:p>
          <text:list>
            <text:list-item>
              <text:p text:style-name="P14">Summery: </text:p>
              <text:list>
                <text:list-item>
                  <text:p text:style-name="P16">This is really long and almost feels like kind of blind? or perhaps some sort of mechanism to cause the reader to read out of order? Or perhaps a test to see if they can. Anyway. </text:p>
                </text:list-item>
                <text:list-item>
                  <text:p text:style-name="P15">Liber ABA is the sum of efforts from Crowley and his students to explain the whole of <text:span text:style-name="T9">Magick </text:span>into an accessible artifact. </text:p>
                  <text:list>
                    <text:list-item>
                      <text:p text:style-name="P15"><text:span text:style-name="T9">Magick</text:span> is as a system is the hows of becoming like and communicating with <text:span text:style-name="T5">praeterhuman </text:span>intelligences, <text:span text:style-name="T9">which </text:span><text:span text:style-name="T15">began </text:span><text:span text:style-name="T9">in antiquity </text:span><text:span text:style-name="T15">and then developed into many tradition.</text:span><text:span text:style-name="T9"> </text:span><text:span text:style-name="T15">Crowley unites these traditions. Meditation and ceremony are co-terminus. Crowley put a lot of attention in to how one is initated to the states of knowlage and ability, not just the imidate facts. </text:span></text:p>
                    </text:list-item>
                  </text:list>
                </text:list-item>
                <text:list-item>
                  <text:p text:style-name="P16">Crowley learned from many traditions, and then received a mysterious text in Cairo, Egypt: Liber AL.</text:p>
                  <text:list>
                    <text:list-item>
                      <text:p text:style-name="P17">Crowley was raised in a Quaker sect but soon rejected that and tried every religion they could. The joined the Golden dawn and rose quickly. They attempted the Abrimelin operation but were disrupted. They became disallusioned with magick and traveled around studying yoga. Married Rose and began the Cairo working, resulting in the reception of the book of the law. </text:p>
                    </text:list-item>
                  </text:list>
                </text:list-item>
              </text:list>
            </text:list-item>
          </text:list>
        </text:list-item>
        <text:list-item>
          <text:p text:style-name="P13">Liber ABA is “A treatise on magic and mysticism for beginners.”</text:p>
          <text:list>
            <text:list-item>
              <text:p text:style-name="P7">See previous section.</text:p>
            </text:list-item>
            <text:list-item>
              <text:p text:style-name="P13">Four parts.</text:p>
              <text:list>
                <text:list-item>
                  <text:p text:style-name="P13">Mysticism.</text:p>
                </text:list-item>
                <text:list-item>
                  <text:p text:style-name="P13">Magic in (Elementary) Theory.</text:p>
                </text:list-item>
                <text:list-item>
                  <text:p text:style-name="P13">Magic in (Theory and) Practice.</text:p>
                </text:list-item>
                <text:list-item>
                  <text:p text:style-name="P13">Thelema: The Law.</text:p>
                  <text:list>
                    <text:list-item>
                      <text:p text:style-name="P13">Foretold in Liber AL 3:39.</text:p>
                    </text:list-item>
                  </text:list>
                </text:list-item>
              </text:list>
            </text:list-item>
            <text:list-item>
              <text:p text:style-name="P13">Crowley found it hard to write simply.</text:p>
              <text:list>
                <text:list-item>
                  <text:p text:style-name="P13">Often used advanced vocabulary and obscure illusion.</text:p>
                </text:list-item>
                <text:list-item>
                  <text:p text:style-name="P13">Used a collaborative method where he would dictate to a student, who would force him to restate more simply when he got to obscure. </text:p>
                </text:list-item>
                <text:list-item>
                  <text:p text:style-name="P18">Coauthors: Mari Desti and Leila Waddel. Mary Butts helped but not credited with coauthorship.</text:p>
                </text:list-item>
              </text:list>
            </text:list-item>
          </text:list>
        </text:list-item>
        <text:list-item>
          <text:p text:style-name="P20">Magick with a K:</text:p>
          <text:list>
            <text:list-item>
              <text:p text:style-name="P20">Meaning effective changes in accordance with will.</text:p>
            </text:list-item>
            <text:list-item>
              <text:p text:style-name="P20">To distinguish from stage magic, and other counterfeits. </text:p>
              <text:list>
                <text:list-item>
                  <text:p text:style-name="P20">Stage magic still pretty cool tho.</text:p>
                </text:list-item>
              </text:list>
            </text:list-item>
            <text:list-item>
              <text:p text:style-name="P20">Some counterfeits have since appropriated the spelling. </text:p>
            </text:list-item>
          </text:list>
        </text:list-item>
        <text:list-item>
          <text:p text:style-name="P20">The prime postulate of religion: <text:span text:style-name="T7">C</text:span>ommunication with praeterhuman intelligence.</text:p>
          <text:list>
            <text:list-item>
              <text:p text:style-name="P7"><text:soft-page-break/>Religion is built on the assumption that there is some kind of a higher or further power that is worth interacting with. Whether that is through explicit invocation, received scripture, or other methods. </text:p>
              <text:list>
                <text:list-item>
                  <text:p text:style-name="P21">By this definition is Buddhism a religion? People already say Buddhism isn’t really a religion so I guess that makes sense. </text:p>
                </text:list-item>
              </text:list>
            </text:list-item>
            <text:list-item>
              <text:p text:style-name="P20">Praeter- (also spelled preter-) meaning ‘beyond’ or ‘more than in quantity or degree’ from the Latin.</text:p>
            </text:list-item>
            <text:list-item>
              <text:p text:style-name="P20">Other new age movements use “extraterrestrial.” </text:p>
              <text:list>
                <text:list-item>
                  <text:list>
                    <text:list-item>
                      <text:p text:style-name="P20"><text:span text:style-name="T8">S</text:span>ubtly materialistic: is Batzabel literally in the rock 140 million miles away?</text:p>
                    </text:list-item>
                  </text:list>
                </text:list-item>
              </text:list>
            </text:list-item>
          </text:list>
        </text:list-item>
        <text:list-item>
          <text:p text:style-name="P22">The origin of magick.</text:p>
          <text:list>
            <text:list-item>
              <text:p text:style-name="P21">The development of religions can be traced with anthropology, developing out of a fairly singular origin. Over time, different migrations developed differently. </text:p>
            </text:list-item>
            <text:list-item>
              <text:p text:style-name="P22">Long ago there was two separate migrations from an Indo-Aryan culture.</text:p>
              <text:list>
                <text:list-item>
                  <text:p text:style-name="P22">One became the Vedas and developed the Eastern traditions, including yoga.</text:p>
                </text:list-item>
                <text:list-item>
                  <text:p text:style-name="P22">One became Iran (Persia and Babylon), developing magick.</text:p>
                </text:list-item>
                <text:list-item>
                  <text:p text:style-name="P21">Each shares remnants of the other.</text:p>
                  <text:list>
                    <text:list-item>
                      <text:p text:style-name="P21">Some forms of yoga employ ritual and sacrificial practices.</text:p>
                    </text:list-item>
                    <text:list-item>
                      <text:p text:style-name="P21">Some western rituals appear subtly meditative. </text:p>
                    </text:list-item>
                    <text:list-item>
                      <text:p text:style-name="P21">Many western rituals aim for a union with with the force invoked.</text:p>
                    </text:list-item>
                    <text:list-item>
                      <text:p text:style-name="P21">Both center heavily around the cultivation of trance states. </text:p>
                    </text:list-item>
                  </text:list>
                </text:list-item>
              </text:list>
            </text:list-item>
            <text:list-item>
              <text:p text:style-name="P21">Aliester Crowley worked to unite these many different advancements into a single system. </text:p>
            </text:list-item>
          </text:list>
        </text:list-item>
        <text:list-item>
          <text:p text:style-name="P21">Synchronizing Religions.</text:p>
          <text:list>
            <text:list-item>
              <text:p text:style-name="P21">Aliester Crowley tried to unite Buddhism, Hinduism, and Christianity. </text:p>
              <text:list>
                <text:list-item>
                  <text:p text:style-name="P21">He tried to do it in a mathematical logical way, rather than mystically.</text:p>
                </text:list-item>
              </text:list>
            </text:list-item>
          </text:list>
        </text:list-item>
        <text:list-item>
          <text:p text:style-name="P21">True Meditation.</text:p>
          <text:list>
            <text:list-item>
              <text:list>
                <text:list-item>
                  <text:p text:style-name="P21">Not within the reach of anyone, very few have the ability and opportunity.</text:p>
                </text:list-item>
                <text:list-item>
                  <text:p text:style-name="P21">“one-pointedness” is a prerequisite for “true meditation.” </text:p>
                </text:list-item>
                <text:list-item>
                  <text:p text:style-name="P23">True mediation is the restraint of the mind to a single object. </text:p>
                </text:list-item>
              </text:list>
            </text:list-item>
          </text:list>
        </text:list-item>
        <text:list-item>
          <text:p text:style-name="P23">Ceremonial Magick.</text:p>
          <text:list>
            <text:list-item>
              <text:p text:style-name="P23">A series of objects and procedures, which all point to a single object.</text:p>
            </text:list-item>
            <text:list-item>
              <text:p text:style-name="P23">For those not “mental athletes” (e.g. true meditator) this helps attain the same kind of one-pointedness.</text:p>
            </text:list-item>
            <text:list-item>
              <text:p text:style-name="P23">When one believes they have mastered all spiritual forces, it is easy to stop thinking. </text:p>
            </text:list-item>
            <text:list-item>
              <text:p text:style-name="P23">Its not all psychological tho, the symbols and methods do have real power, which among other things help train the adept. </text:p>
            </text:list-item>
          </text:list>
        </text:list-item>
        <text:list-item>
          <text:p text:style-name="P23">Meditation is not necessarily a prerequisite to magick. They are co-terminus, and the A.’.A.’. curriculum emphasizes a pragmatic approach. </text:p>
        </text:list-item>
        <text:list-item>
          <text:p text:style-name="P24">Early Crowlian Thought.</text:p>
          <text:list>
            <text:list-item>
              <text:p text:style-name="P25">The first major entry is in the essay <text:span text:style-name="T10">Berashith</text:span><text:span text:style-name="T12"> where Crowley attempts to syncretize Buddhism, Hinduism, and Christianity. There is a focus on the uniting of thoughts with their opposite, and theorizing about the nature of existence with the Naples Arrangement. </text:span></text:p>
            </text:list-item>
            <text:list-item>
              <text:p text:style-name="P24">First explanation of this is in his essay <text:span text:style-name="T10">Berashith.</text:span></text:p>
              <text:list>
                <text:list-item>
                  <text:p text:style-name="P26">Achieving nirvana reconciles unity and multiplicity. </text:p>
                </text:list-item>
                <text:list-item>
                  <text:p text:style-name="P26">Uniting thoughts with their opposite. </text:p>
                </text:list-item>
                <text:list-item>
                  <text:p text:style-name="P26">Quabalistic Zero.</text:p>
                  <text:list>
                    <text:list-item>
                      <text:p text:style-name="P26">Absolute nothingness, extended in no categories.</text:p>
                    </text:list-item>
                    <text:list-item>
                      <text:p text:style-name="P26">From which the universe arose. </text:p>
                    </text:list-item>
                  </text:list>
                </text:list-item>
                <text:list-item>
                  <text:p text:style-name="P26">Monotheism and Pantheism.</text:p>
                </text:list-item>
                <text:list-item>
                  <text:p text:style-name="P26">The tree fo life as describing evolution from negative to positive existence. </text:p>
                </text:list-item>
              </text:list>
            </text:list-item>
            <text:list-item>
              <text:p text:style-name="P26"><text:soft-page-break/>The Naples Arrangement.</text:p>
              <text:list>
                <text:list-item>
                  <text:p text:style-name="P27">The Naples Arrangement is a conception of phenomena using the Qabalah. It envisions a complete observable point. The point is emanated from the negative veils, through denser and denser sephiroth, where it can be devised into elements of atman, and finally realized again as the whole. </text:p>
                </text:list-item>
                <text:list-item>
                  <text:p text:style-name="P26">Appendix V, p 564.</text:p>
                </text:list-item>
                <text:list-item>
                  <text:p text:style-name="P26">Explains the relationship between different modes framing the universe, emanating from zero: consciousness and space-time. </text:p>
                </text:list-item>
                <text:list-item>
                  <text:p text:style-name="P26">Another arrangement of the tree of life, in a circle emanating away from a cen<text:span text:style-name="T11">ter of the negative veils</text:span>, <text:span text:style-name="T11">and surrounded by Malkuth. </text:span></text:p>
                  <text:list>
                    <text:list-item>
                      <text:p text:style-name="P28">Malkuth is said to be further surrounded by the Qlipoth. </text:p>
                    </text:list-item>
                  </text:list>
                </text:list-item>
                <text:list-item>
                  <text:p text:style-name="P26">Above the Abyss / in the supernal triad, a though is only true so long as it contains its own opposite. </text:p>
                </text:list-item>
                <text:list-item>
                  <text:p text:style-name="P28">Explaining the arrangement: </text:p>
                  <text:list>
                    <text:list-item>
                      <text:p text:style-name="P28">The outer most layer, Malkuth is the complete point, the first idea of reality as known by the mind. </text:p>
                    </text:list-item>
                    <text:list-item>
                      <text:p text:style-name="P28">Stripping off the outer layer, is the points ideas of itself, the idea of itself fulfilled in its complement. This is represented by Yesod, Hod, and Netzach, here rendered as being, knowledge, and bliss. These correspond to the three aspects of atman in the Hindu Vedanta. </text:p>
                    </text:list-item>
                    <text:list-item>
                      <text:p text:style-name="P28">Further stripping away there are the axis that underline the previous layer: matter, motion, and spirit. </text:p>
                    </text:list-item>
                    <text:list-item>
                      <text:p text:style-name="P28">Further still the supernal triad.</text:p>
                    </text:list-item>
                    <text:list-item>
                      <text:p text:style-name="P28">Further still the negative veils: Infinities and absolutes from which finite things can emerge. <text:s/></text:p>
                    </text:list-item>
                  </text:list>
                </text:list-item>
              </text:list>
            </text:list-item>
            <text:list-item>
              <text:p text:style-name="P29">Initiation, envisioned with the Naples Arrangement.</text:p>
              <text:list>
                <text:list-item>
                  <text:p text:style-name="P29">The fool is blind and bound, lost in the Qlipoth outside the arrangement. </text:p>
                </text:list-item>
                <text:list-item>
                  <text:p text:style-name="P29">The first initiation brings them into Malkuth as a Neophyte 1°=10°. </text:p>
                </text:list-item>
                <text:list-item>
                  <text:p text:style-name="P29">They then are initiated into the intermediate grades where they develop the powers of their microcosm. This corresponds to the layers corresponding to the components of atman. </text:p>
                </text:list-item>
                <text:list-item>
                  <text:p text:style-name="P29">Next the attain K&amp;C and cross into the grade of the Adeptus Minor 5°=6°. </text:p>
                </text:list-item>
                <text:list-item>
                  <text:p text:style-name="P29">Then they can become a Babe of the Abyss, and eventually a Master Templi 8°=3°. </text:p>
                </text:list-item>
              </text:list>
            </text:list-item>
          </text:list>
        </text:list-item>
        <text:list-item>
          <text:p text:style-name="P30">A biography of Crowley.</text:p>
          <text:list>
            <text:list-item>
              <text:p text:style-name="P30">Early life.</text:p>
              <text:list>
                <text:list-item>
                  <text:p text:style-name="P30">Small Quaker sect.</text:p>
                </text:list-item>
                <text:list-item>
                  <text:p text:style-name="P30">Only alloud to read the bible.</text:p>
                </text:list-item>
                <text:list-item>
                  <text:p text:style-name="P30">Once on their own started reading any religious text they wanted. </text:p>
                </text:list-item>
                <text:list-item>
                  <text:p text:style-name="P30">Read <text:span text:style-name="T10">Cloud Upon the Sacnctuary. </text:span>Which alludes to a universal brotherhood.</text:p>
                </text:list-item>
              </text:list>
            </text:list-item>
            <text:list-item>
              <text:p text:style-name="P30">The Golden Dawn.</text:p>
              <text:list>
                <text:list-item>
                  <text:p text:style-name="P30">Initated into the Golden Dawn in November of 1898 under the moto Perduabo (I will endure to the end)</text:p>
                </text:list-item>
                <text:list-item>
                  <text:p text:style-name="P30">Read <text:span text:style-name="T10">The Sacred Magic of Abramelin the Mage.</text:span></text:p>
                  <text:list>
                    <text:list-item>
                      <text:p text:style-name="P30">“the one serious grimiour of the Middle Ages.”</text:p>
                    </text:list-item>
                  </text:list>
                </text:list-item>
                <text:list-item>
                  <text:p text:style-name="P30">Befriended Allen Bennet.</text:p>
                </text:list-item>
                <text:list-item>
                  <text:p text:style-name="P30">Crowley advanced quickly <text:span text:style-name="T19">with Bennet’s tutelage.</text:span> </text:p>
                </text:list-item>
                <text:list-item>
                  <text:p text:style-name="P30">The Abrimelin Operation.</text:p>
                  <text:list>
                    <text:list-item>
                      <text:p text:style-name="P30">November 1899, Crowley aquired the Bolskine house. </text:p>
                    </text:list-item>
                    <text:list-item>
                      <text:p text:style-name="P30">Bennet moves to Ceylon.</text:p>
                    </text:list-item>
                    <text:list-item>
                      <text:p text:style-name="P30"><text:soft-page-break/>Crowley goes to paris for their 5<text:span text:style-name="T13">°</text:span><text:span text:style-name="T14">=6</text:span><text:span text:style-name="T13">°</text:span><text:span text:style-name="T14"> initation.</text:span></text:p>
                    </text:list-item>
                    <text:list-item>
                      <text:p text:style-name="P30">Began the operation.</text:p>
                    </text:list-item>
                    <text:list-item>
                      <text:p text:style-name="P30">Golden Dawn experienced a skism.</text:p>
                    </text:list-item>
                    <text:list-item>
                      <text:p text:style-name="P30">Crowley abandonded the operation to suppoert Mathers.</text:p>
                    </text:list-item>
                  </text:list>
                </text:list-item>
                <text:list-item>
                  <text:p text:style-name="P30">Golden Dawn falls apart.</text:p>
                </text:list-item>
              </text:list>
            </text:list-item>
            <text:list-item>
              <text:p text:style-name="P30">Post Golden Dawn.</text:p>
              <text:list>
                <text:list-item>
                  <text:p text:style-name="P30">Travels to mexico.</text:p>
                </text:list-item>
                <text:list-item>
                  <text:p text:style-name="P30">Iniated to a 33<text:span text:style-name="T13">°</text:span><text:span text:style-name="T14"> Mason.</text:span></text:p>
                </text:list-item>
                <text:list-item>
                  <text:p text:style-name="P30">Had some visions. </text:p>
                </text:list-item>
                <text:list-item>
                  <text:p text:style-name="P30">Became dissolusioned with occultism.</text:p>
                </text:list-item>
                <text:list-item>
                  <text:p text:style-name="P30">Pursued intrest in meditation.</text:p>
                </text:list-item>
                <text:list-item>
                  <text:p text:style-name="P30">Oscar Eckenstein.</text:p>
                  <text:list>
                    <text:list-item>
                      <text:p text:style-name="P30">Crowley’s mountenerierng partner.</text:p>
                    </text:list-item>
                    <text:list-item>
                      <text:p text:style-name="P30">Intrest in Oriental mysticism.</text:p>
                    </text:list-item>
                    <text:list-item>
                      <text:p text:style-name="P30">Became Crowley’s first guru.</text:p>
                    </text:list-item>
                  </text:list>
                </text:list-item>
                <text:list-item>
                  <text:p text:style-name="P30">Crowley begins practicing rajayoga.</text:p>
                </text:list-item>
                <text:list-item>
                  <text:p text:style-name="P30">Travels to Ceylon and reuintes with Bennet, who had been studying meditation.</text:p>
                </text:list-item>
                <text:list-item>
                  <text:p text:style-name="P30">In October (1901?) achieves their first dhyana. </text:p>
                </text:list-item>
                <text:list-item>
                  <text:p text:style-name="P30">Went to indisa and wrote esays including <text:span text:style-name="T10">Berashith </text:span>and <text:span text:style-name="T10">Science and Buddhism</text:span></text:p>
                </text:list-item>
                <text:list-item>
                  <text:p text:style-name="P30">June 1903, returns to Boleskine and examines their position. </text:p>
                  <text:list>
                    <text:list-item>
                      <text:p text:style-name="P30">Reflects on philosophical journey.</text:p>
                    </text:list-item>
                    <text:list-item>
                      <text:p text:style-name="P30">Stops meditating (or at least stops journaling) </text:p>
                    </text:list-item>
                  </text:list>
                </text:list-item>
              </text:list>
            </text:list-item>
            <text:list-item>
              <text:p text:style-name="P30">The Cario Working. </text:p>
              <text:list>
                <text:list-item>
                  <text:p text:style-name="P30">Marries Rose Edith Skerret. </text:p>
                </text:list-item>
                <text:list-item>
                  <text:p text:style-name="P30">Goes on honeymoon to Ceylon and Egypt. </text:p>
                </text:list-item>
                <text:list-item>
                  <text:p text:style-name="P30">Decides to study Islamic mysticism and finds a teacher.</text:p>
                </text:list-item>
                <text:list-item>
                  <text:p text:style-name="P30">In a 1903 diary entry, Crowley writes with a lot of magical metaphore, describes preforming a ceremony in the King’s Chamber in the Great Pyramids, a ritual with Amoun to make Rose pregnate, theyre disillusion with Buddhism, and a mild intrest in Islam. </text:p>
                </text:list-item>
                <text:list-item>
                  <text:p text:style-name="P30">March 16<text:span text:style-name="T1">th</text:span> (1904?) preforms the Bornless ritual “to entertain Rose” by showing them the sylphs. </text:p>
                </text:list-item>
                <text:list-item>
                  <text:p text:style-name="P30">Rose starts to act strangely saying “they’re waiting for you!”</text:p>
                </text:list-item>
                <text:list-item>
                  <text:p text:style-name="P30">Invoked Thoth who helped make the message a little clearer. </text:p>
                  <text:list>
                    <text:list-item>
                      <text:p text:style-name="P30">The messanger is Horus or ambigious “they” </text:p>
                    </text:list-item>
                    <text:list-item>
                      <text:p text:style-name="P30">Something something the new aeon.</text:p>
                    </text:list-item>
                  </text:list>
                </text:list-item>
                <text:list-item>
                  <text:p text:style-name="P30">Crowley determins Rose knew things that could have only come from supernatural knowlage. They go to a meuseum and Rose points out exibit 666, the stele of revealing, depicitng Horus. </text:p>
                  <text:list>
                    <text:list-item>
                      <text:p text:style-name="P30">Meuseum translates the inscription to French, and Crowley to English. </text:p>
                    </text:list-item>
                  </text:list>
                </text:list-item>
                <text:list-item>
                  <text:p text:style-name="P30">Crowley writes an invokation of Horus based on Rose’s instructions. </text:p>
                </text:list-item>
                <text:list-item>
                  <text:p text:style-name="P30">Realized their communication with a secret chief.</text:p>
                  <text:list>
                    <text:list-item>
                      <text:p text:style-name="P30">Convinced they would replace Mathers as the head of an order. </text:p>
                    </text:list-item>
                  </text:list>
                </text:list-item>
                <text:list-item>
                  <text:p text:style-name="P32">Developed a new mical forumula. </text:p>
                </text:list-item>
                <text:list-item>
                  <text:p text:style-name="P32">The working itself.</text:p>
                  <text:list>
                    <text:list-item>
                      <text:p text:style-name="P32">Crowley enters the temple at noon on April 8<text:span text:style-name="T1">th</text:span>, 9<text:span text:style-name="T1">th</text:span>, and 10<text:span text:style-name="T1">th</text:span> 19:04.</text:p>
                    </text:list-item>
                    <text:list-item>
                      <text:p text:style-name="P32">Writs down what they heard.</text:p>
                    </text:list-item>
                    <text:list-item>
                      <text:p text:style-name="P32">The voice is Aiwass. </text:p>
                    </text:list-item>
                    <text:list-item>
                      <text:p text:style-name="P32">This is the book of the law. </text:p>
                    </text:list-item>
                  </text:list>
                </text:list-item>
                <text:list-item>
                  <text:p text:style-name="P32"><text:soft-page-break/>Liber AL.</text:p>
                  <text:list>
                    <text:list-item>
                      <text:p text:style-name="P32">Egyptian theogony from the perspectives of Nuit, Hadit, and RaHoorKhuit. </text:p>
                    </text:list-item>
                    <text:list-item>
                      <text:p text:style-name="P32">Initial quabalistic analysis confirmed it as genuine.</text:p>
                    </text:list-item>
                    <text:list-item>
                      <text:p text:style-name="P32">Golden Dawn members rejected it due to chapter three, which as imoral and atrocious.</text:p>
                    </text:list-item>
                  </text:list>
                </text:list-item>
              </text:list>
            </text:list-item>
            <text:list-item>
              <text:p text:style-name="P32">Post Liber AL</text:p>
              <text:list>
                <text:list-item>
                  <text:p text:style-name="P32">Crowly writes to many Golden Dawn members <text:span text:style-name="T16">declaring </text:span>secret chiefs had appointed them the new visible head, and declared a new magical formula. </text:p>
                  <text:list>
                    <text:list-item>
                      <text:p text:style-name="P32">Did not expect to be received well.</text:p>
                    </text:list-item>
                  </text:list>
                </text:list-item>
                <text:list-item>
                  <text:p text:style-name="P32">Conviction turned to resentment. </text:p>
                </text:list-item>
                <text:list-item>
                  <text:p text:style-name="P32">Returned to a kind of normal.</text:p>
                </text:list-item>
                <text:list-item>
                  <text:p text:style-name="P32">Crowley considered publishing Liber AL along side other poetry.</text:p>
                </text:list-item>
                <text:list-item>
                  <text:p text:style-name="P32">Achieved K&amp;C and Samadhi in 1906, fulfilling the prerequisites in Liber AL.</text:p>
                </text:list-item>
                <text:list-item>
                  <text:p text:style-name="P32">Began developing the A∴A∴ system.</text:p>
                  <text:list>
                    <text:list-item>
                      <text:p text:style-name="P32">Greatly reforms Golden Dawn system overall.</text:p>
                    </text:list-item>
                    <text:list-item>
                      <text:p text:style-name="P32">Further developments in Quabala. </text:p>
                    </text:list-item>
                    <text:list-item>
                      <text:p text:style-name="P32">More yoga.</text:p>
                    </text:list-item>
                    <text:list-item>
                      <text:p text:style-name="P32">Extends details about the upper orders. </text:p>
                    </text:list-item>
                  </text:list>
                </text:list-item>
                <text:list-item>
                  <text:p text:style-name="P32">Writes Liber 777, and the Book of Thoth.</text:p>
                </text:list-item>
                <text:list-item>
                  <text:p text:style-name="P33">Believed the Secret Chiefs had chosen them to release the secrets of mysticism and restore a pure form of paganism combined with oriental teachings. </text:p>
                </text:list-item>
                <text:list-item>
                  <text:p text:style-name="P33">Published “Encyclopedia of Initiation” in The Equinox in 1909, bringing the order to the public. </text:p>
                </text:list-item>
                <text:list-item>
                  <text:p text:style-name="P33">1909 Liber AL was finally published, and the original manuscript was subsequently rediscovered. </text:p>
                </text:list-item>
                <text:list-item>
                  <text:p text:style-name="P33">1910 Aleister and Rose divorce. </text:p>
                  <text:list>
                    <text:list-item>
                      <text:p text:style-name="P33">Crowley meets Waddel, who helps get over Rose, and fufills important roles in magick.</text:p>
                    </text:list-item>
                    <text:list-item>
                      <text:p text:style-name="P33">Very productive year but Waddel often had health problems. </text:p>
                    </text:list-item>
                  </text:list>
                </text:list-item>
              </text:list>
            </text:list-item>
            <text:list-item>
              <text:p text:style-name="P33">The Abuldiz Working.</text:p>
              <text:list>
                <text:list-item>
                  <text:p text:style-name="P33">First communication of the Secret Chiefs since the Cairo working. </text:p>
                </text:list-item>
                <text:list-item>
                  <text:p text:style-name="P33">Lead up to the working. </text:p>
                  <text:list>
                    <text:list-item>
                      <text:p text:style-name="P33">November 21<text:span text:style-name="T1">st</text:span> 1911(?), Crowley and Desti were having an affair, and Desti begins to act “strangely”, similar to how Rose had acted. </text:p>
                    </text:list-item>
                    <text:list-item>
                      <text:p text:style-name="P33">Crowley again dismissed it at first, but soon realized what was happening. </text:p>
                    </text:list-item>
                    <text:list-item>
                      <text:p text:style-name="P33">Until then, Crowley did not consider Desti as an occultist. </text:p>
                    </text:list-item>
                    <text:list-item>
                      <text:p text:style-name="P33">Desti began describing what they were seeing and Crowley checked the coherence with Quabala.</text:p>
                    </text:list-item>
                    <text:list-item>
                      <text:p text:style-name="P33">The speaker identified with the name Abuldiz. or Ab-ul-diz.</text:p>
                    </text:list-item>
                    <text:list-item>
                      <text:p text:style-name="P33">Desti happened to have a blue and gold dress, almost identical to the one Rose had</text:p>
                    </text:list-item>
                    <text:list-item>
                      <text:p text:style-name="P33">Crowley happened to have the other ritual implements on hand, and two lovers were on holiday. </text:p>
                    </text:list-item>
                  </text:list>
                </text:list-item>
                <text:list-item>
                  <text:p text:style-name="P33">During the working(s). </text:p>
                  <text:list>
                    <text:list-item>
                      <text:p text:style-name="P33">Albudiz answers questions in strange ways, but shows some level of super natural knowlage, such as identifying people as current or former members of the A.’.A.’. or as dead. </text:p>
                    </text:list-item>
                    <text:list-item>
                      <text:p text:style-name="P33">Albudiz said that Crowley needed to find book 4 in London. Something about the book is corrupted and will be restored. It is freedom and light. </text:p>
                    </text:list-item>
                    <text:list-item>
                      <text:p text:style-name="P33">The quabala here is kinda crazy. I can almost see the logic of it but I cant follow it. </text:p>
                    </text:list-item>
                  </text:list>
                </text:list-item>
              </text:list>
            </text:list-item>
            <text:list-item>
              <text:p text:style-name="P33"><text:soft-page-break/>Writing Book 4.</text:p>
              <text:list>
                <text:list-item>
                  <text:p text:style-name="P33">As per Albudiz’s instructions, Crowley and Desti traveled to Italy. Desti suddenly directed a taxi down a small side road to a villa, shouting that it was a pattern from their dream. The name of the villa equaited to 418 and Crowley determined this was the place Albudiz had planned for them. </text:p>
                </text:list-item>
                <text:list-item>
                  <text:p text:style-name="P33">Began writing book 4. Crowley dictated and Desti would make them restate anything not in simple language. </text:p>
                </text:list-item>
                <text:list-item>
                  <text:p text:style-name="P33">Main parts of I and II were written, and Desti added prefaces to them.</text:p>
                </text:list-item>
                <text:list-item>
                  <text:p text:style-name="P33">Desti began training as a member of the A.’.A.’.</text:p>
                  <text:list>
                    <text:list-item>
                      <text:p text:style-name="P33">During Jugorem, Crowley took cuts for Desti.</text:p>
                    </text:list-item>
                  </text:list>
                </text:list-item>
                <text:list-item>
                  <text:p text:style-name="P33">Tension between Desti and Crowley grew until Desti ran away to London and Crowley followed. Soon their affair ended completely, though they remained friends. </text:p>
                </text:list-item>
                <text:list-item>
                  <text:p text:style-name="P33">Crowley continued the work with Waddell, who wrote the preface to part III.</text:p>
                </text:list-item>
                <text:list-item>
                  <text:p text:style-name="P33"><text:span text:style-name="T17">I</text:span>n 1912, Crowley and Waddell became involved with the O.T.O.</text:p>
                  <text:list>
                    <text:list-item>
                      <text:p text:style-name="P34">Crowley was initiated to IX<text:span text:style-name="T13">° and then X°, becoming head of the order in all english speaking countries. </text:span></text:p>
                    </text:list-item>
                  </text:list>
                </text:list-item>
                <text:list-item>
                  <text:p text:style-name="P34">Spring of 1912, the first draft of III is finished. </text:p>
                  <text:list>
                    <text:list-item>
                      <text:p text:style-name="P34">Much influence from the O.T.O.’s practice.</text:p>
                    </text:list-item>
                  </text:list>
                </text:list-item>
                <text:list-item>
                  <text:p text:style-name="P34">1914, Crowley runs out of inheritance money and can’t privetly publish parts III and IV.</text:p>
                </text:list-item>
                <text:list-item>
                  <text:p text:style-name="P34">Crowley spends WW1 in America. </text:p>
                  <text:list>
                    <text:list-item>
                      <text:p text:style-name="P34">Spend this time filling in gaps pointed out by students. </text:p>
                    </text:list-item>
                    <text:list-item>
                      <text:p text:style-name="P34">The first draft part III accounts for about 40% of what became the final document. </text:p>
                      <text:list>
                        <text:list-item>
                          <text:p text:style-name="P34">Now has 22 chapters according to the tarot. </text:p>
                        </text:list-item>
                      </text:list>
                    </text:list-item>
                  </text:list>
                </text:list-item>
                <text:list-item>
                  <text:p text:style-name="P34">The Abbey of Thelema.</text:p>
                  <text:list>
                    <text:list-item>
                      <text:p text:style-name="P34">1919(?) Crowley rents a large house in Sicily which became the Abbey of Thelema.</text:p>
                    </text:list-item>
                    <text:list-item>
                      <text:p text:style-name="P34">Many students traveled to the Abbey. </text:p>
                    </text:list-item>
                    <text:list-item>
                      <text:p text:style-name="P34">Excellent environment to work on Liber ABA.</text:p>
                      <text:list>
                        <text:list-item>
                          <text:p text:style-name="P34">Rewrote most of part III in 1921. </text:p>
                        </text:list-item>
                        <text:list-item>
                          <text:p text:style-name="P34">Mary Butts and Cecil Maitland inspired another burst of improvements. </text:p>
                        </text:list-item>
                        <text:list-item>
                          <text:p text:style-name="P34">Added ritual examples, documents of the A.’.A.’. and Liber Shamekh, which during this time found success with Frater Progradior, eg not Crowley. </text:p>
                          <text:list>
                            <text:list-item>
                              <text:p text:style-name="P35">Frater Progradior is Bennet!</text:p>
                            </text:list-item>
                          </text:list>
                        </text:list-item>
                      </text:list>
                    </text:list-item>
                    <text:list-item>
                      <text:p text:style-name="P34">Began working on Liber V vel Reguli, a group ritual.</text:p>
                    </text:list-item>
                    <text:list-item>
                      <text:p text:style-name="P34">Crowley begins to recognize that cocaine is maybe not great. </text:p>
                      <text:list>
                        <text:list-item>
                          <text:p text:style-name="P34">Some valuable quote on page lxi. </text:p>
                        </text:list-item>
                        <text:list-item>
                          <text:p text:style-name="P34">Some sections of parts III and IV are marked by the style of [being on cocaine].</text:p>
                        </text:list-item>
                      </text:list>
                    </text:list-item>
                    <text:list-item>
                      <text:p text:style-name="P36">An extended diversion about Satan?</text:p>
                      <text:list>
                        <text:list-item>
                          <text:p text:style-name="P36">Liber Shamekh appears as an invocation of Satan.</text:p>
                        </text:list-item>
                        <text:list-item>
                          <text:p text:style-name="P36">Satan doesn’t have a large role Thelemic theogony nor ritual.</text:p>
                        </text:list-item>
                        <text:list-item>
                          <text:p text:style-name="P36">In Crowley’s earlier works, they take a historically accurate view where Satan is a role played in a divine court, and later was demonized by later peoples. </text:p>
                        </text:list-item>
                        <text:list-item>
                          <text:p text:style-name="P36">In 1915, Crowley write about how Saturn as confused/syncretized with other figures, namely Saturn, and made out to be the source of all evil.</text:p>
                          <text:list>
                            <text:list-item>
                              <text:p text:style-name="P36">In the Book of Thoth, they seem to support this ideology. </text:p>
                            </text:list-item>
                          </text:list>
                        </text:list-item>
                        <text:list-item>
                          <text:p text:style-name="P36">In part III, Crowley denies Satan’s existence. </text:p>
                        </text:list-item>
                        <text:list-item>
                          <text:p text:style-name="P36">During their time at the Abbey, Crowley identified Aiwaz as their HGA and identified them with Satan. </text:p>
                        </text:list-item>
                      </text:list>
                    </text:list-item>
                    <text:list-item>
                      <text:p text:style-name="P36">The infamous line about child sacrifice was written during this period.</text:p>
                      <text:list>
                        <text:list-item>
                          <text:p text:style-name="P36"><text:soft-page-break/>Crowley could get away with discussing child sacrifice, but not sex, and so used the former as an innuendo. </text:p>
                        </text:list-item>
                      </text:list>
                    </text:list-item>
                    <text:list-item>
                      <text:p text:style-name="P36">Butts and Maitland leave in September to seek publishing of part III in America. </text:p>
                      <text:list>
                        <text:list-item>
                          <text:p text:style-name="P36">In October, Crowley made plans to return work on part III to add notes about Hexagrams, the Mark of the Beast, and work out VIAOV.</text:p>
                        </text:list-item>
                        <text:list-item>
                          <text:p text:style-name="P36">Charels Stansfeld Jones (A printer I presume?) had given a favorable response to the draft of part III.</text:p>
                        </text:list-item>
                      </text:list>
                    </text:list-item>
                    <text:list-item>
                      <text:p text:style-name="P36">Diary of a Drug Fiend.</text:p>
                      <text:list>
                        <text:list-item>
                          <text:p text:style-name="P36">Published in 1922, is Crowley’s fictionalized depiction of the Abbey of Thelema.</text:p>
                        </text:list-item>
                        <text:list-item>
                          <text:p text:style-name="P36">Started a large wave of public backlash.</text:p>
                        </text:list-item>
                        <text:list-item>
                          <text:p text:style-name="P36">Further escalated when student died at the Abbey from drinking polluted water.</text:p>
                        </text:list-item>
                        <text:list-item>
                          <text:p text:style-name="P36">Ultimately Crowley was forced to leave. </text:p>
                        </text:list-item>
                      </text:list>
                    </text:list-item>
                  </text:list>
                </text:list-item>
              </text:list>
            </text:list-item>
          </text:list>
        </text:list-item>
        <text:list-item>
          <text:p text:style-name="P33">The O.T.O.</text:p>
          <text:list>
            <text:list-item>
              <text:p text:style-name="P34">Another occult organization, based largly in massonic lines, though with Tantric and Sufi influence.</text:p>
            </text:list-item>
            <text:list-item>
              <text:p text:style-name="P34">Also doesn’t “make masons” as normally understood. I’m not really versed in freemasonry and the book isnt super clear about how the O.T.O. differs. </text:p>
            </text:list-item>
            <text:list-item>
              <text:p text:style-name="P34">Outer Head of the Order Theodor Reuss initiated Crowley, to 33<text:span text:style-name="T13">°</text:span><text:span text:style-name="T14"> mason and VII</text:span><text:span text:style-name="T13">°, </text:span>in 1910. </text:p>
              <text:list>
                <text:list-item>
                  <text:p text:style-name="P34">I’m pretty sure this was the thing with the book of lies having one of the O.T.O.’s secretes in it, but the book doesn’t comment on this. </text:p>
                </text:list-item>
                <text:list-item>
                  <text:p text:style-name="P34">Crowley later attained higher ranks in the O.T.O., and became the head of the O.T.O. in all english speaking countries. </text:p>
                </text:list-item>
              </text:list>
            </text:list-item>
            <text:list-item>
              <text:p text:style-name="P34">Crowley was also told a magick secret of the O.T.O.</text:p>
              <text:list>
                <text:list-item>
                  <text:p text:style-name="P34">The initiated interpretation of sex magick.</text:p>
                </text:list-item>
                <text:list-item>
                  <text:p text:style-name="P34">“the apparatus of ceremonial magick may be dispensed with if their spiritual and physiological correlates are well understood.” </text:p>
                </text:list-item>
                <text:list-item>
                  <text:p text:style-name="P34">Discovered independently by Crowley in the completion of their Abramelin operation without ritual aid, and described in their essay “The Initiated Interpretation of Ceremonial Magick”</text:p>
                </text:list-item>
                <text:list-item>
                  <text:p text:style-name="P34">Similar ideas found in Tantra.</text:p>
                </text:list-item>
                <text:list-item>
                  <text:p text:style-name="P34">My uninitiated interpretation: The ceremonial implements are tools to manipulate consciousness, and don’t posses power beyond that. If one were to understand ritual purification thoroughly enough, its theoretically possible to due without. However in absence of that understanding, the tools are necessary to manipulate consciousness in the necessary way. </text:p>
                </text:list-item>
              </text:list>
            </text:list-item>
          </text:list>
        </text:list-item>
        <text:list-item>
          <text:p text:style-name="P33">Lévi’s contributions to Thelema.</text:p>
          <text:list>
            <text:list-item>
              <text:p text:style-name="P33">Crowley was well versed in a long history of magickal and mystical literature, but owe a particular focus to Lévi.</text:p>
              <text:list>
                <text:list-item>
                  <text:p text:style-name="P33">Lévi’s basis of magic:</text:p>
                  <text:list>
                    <text:list-item>
                      <text:p text:style-name="P33">Astral Light as the mediator between inner Will and outer elements. </text:p>
                      <text:list>
                        <text:list-item>
                          <text:p text:style-name="P33">Very similar to Crowley’s</text:p>
                        </text:list-item>
                      </text:list>
                    </text:list-item>
                    <text:list-item>
                      <text:p text:style-name="P33">Also the method of attribution of tarot to the quabala that was later adapted by the G.D. </text:p>
                    </text:list-item>
                  </text:list>
                </text:list-item>
                <text:list-item>
                  <text:p text:style-name="P33"><text:s/>Lévi’s works were a primary source for H.P. Blavatsky.</text:p>
                </text:list-item>
              </text:list>
            </text:list-item>
          </text:list>
        </text:list-item>
        <text:list-item>
          <text:p text:style-name="P22">Vocabulary.</text:p>
          <text:list>
            <text:list-item>
              <text:p text:style-name="P22">Magick.</text:p>
              <text:list>
                <text:list-item>
                  <text:p text:style-name="P22">The science and art of causing changes in accordance with will.</text:p>
                </text:list-item>
                <text:list-item>
                  <text:p text:style-name="P22">The method of <text:span text:style-name="T6">communicating with </text:span><text:span text:style-name="T5">praeterhuman </text:span><text:span text:style-name="T6">intelligences.</text:span></text:p>
                </text:list-item>
              </text:list>
            </text:list-item>
            <text:list-item>
              <text:p text:style-name="P23">Mysticism.</text:p>
              <text:list>
                <text:list-item>
                  <text:p text:style-name="P23"><text:soft-page-break/>The method of becoming like praeterhuman intelligences. </text:p>
                </text:list-item>
              </text:list>
            </text:list-item>
            <text:list-item>
              <text:p text:style-name="P22">Yoga.</text:p>
              <text:list>
                <text:list-item>
                  <text:p text:style-name="P22">Literally means union.</text:p>
                </text:list-item>
                <text:list-item>
                  <text:p text:style-name="P22">Co-terminus with magick.</text:p>
                </text:list-item>
              </text:list>
            </text:list-item>
          </text:list>
        </text:list-item>
        <text:list-item>
          <text:p text:style-name="P18">Personalities.</text:p>
          <text:list>
            <text:list-item>
              <text:p text:style-name="P18">Aliester Crowley <text:span text:style-name="T16">aka Frater Perdurabo</text:span>.</text:p>
              <text:list>
                <text:list-item>
                  <text:p text:style-name="P18">The man, the myth, the legend.</text:p>
                </text:list-item>
                <text:list-item>
                  <text:p text:style-name="P18">Infamous occultist, prolific writer, and prophet of Thelema.</text:p>
                </text:list-item>
                <text:list-item>
                  <text:p text:style-name="P37">Born 1875.</text:p>
                </text:list-item>
              </text:list>
            </text:list-item>
            <text:list-item>
              <text:p text:style-name="P37">Éliphas Lévi.</text:p>
              <text:list>
                <text:list-item>
                  <text:p text:style-name="P37">Earlier mystic, born in 1810.</text:p>
                </text:list-item>
                <text:list-item>
                  <text:p text:style-name="P37">Crowley believed that they were Lévi’s reincarnation. </text:p>
                  <text:list>
                    <text:list-item>
                      <text:p text:style-name="P37">Crowley born six months after Lévi’s death.</text:p>
                    </text:list-item>
                    <text:list-item>
                      <text:p text:style-name="P37">Both mystics with similar aims. </text:p>
                    </text:list-item>
                  </text:list>
                </text:list-item>
              </text:list>
            </text:list-item>
            <text:list-item>
              <text:p text:style-name="P31">Allen Bennet <text:span text:style-name="T19">aka Frater Progradior</text:span>.</text:p>
              <text:list>
                <text:list-item>
                  <text:p text:style-name="P31">Three years older and much more experienced than Crowley.</text:p>
                </text:list-item>
                <text:list-item>
                  <text:p text:style-name="P31">Similar story to Crowley: raised christian, rejected it, cast net wide, learned a lot of stuff, join Golden Dawn. </text:p>
                </text:list-item>
                <text:list-item>
                  <text:p text:style-name="P31">Adopeded child of MacGregor Mathers, the confounder of the Golden Dawn.</text:p>
                </text:list-item>
                <text:list-item>
                  <text:p text:style-name="P31">Poor and crippled. <text:span text:style-name="T19">M</text:span>ov<text:span text:style-name="T19">ed </text:span>into Crowley’s flat, in exchange for tutelage. </text:p>
                </text:list-item>
              </text:list>
            </text:list-item>
            <text:list-item>
              <text:p text:style-name="P37">H.P. Blavatsky.</text:p>
              <text:list>
                <text:list-item>
                  <text:p text:style-name="P37">Founder of the Theosophical Society.</text:p>
                </text:list-item>
                <text:list-item>
                  <text:p text:style-name="P37">Considered by Crowley to be of the grader Master Tempii 8=3. </text:p>
                </text:list-item>
              </text:list>
            </text:list-item>
            <text:list-item>
              <text:p text:style-name="P19">Leila Wadel <text:span text:style-name="T16">aka Soror Agatha</text:span>.</text:p>
              <text:list>
                <text:list-item>
                  <text:p text:style-name="P19">Liber ABA coauthor.<text:tab/></text:p>
                </text:list-item>
                <text:list-item>
                  <text:p text:style-name="P37">Born 1880. </text:p>
                </text:list-item>
                <text:list-item>
                  <text:p text:style-name="P37">Accomplished violinist. </text:p>
                </text:list-item>
                <text:list-item>
                  <text:p text:style-name="P37">Crowley’s lover and muse, but had frequent health problems. </text:p>
                </text:list-item>
              </text:list>
            </text:list-item>
            <text:list-item>
              <text:p text:style-name="P19">Mary Butts <text:span text:style-name="T16">aka Soror Rhodon</text:span>.</text:p>
              <text:list>
                <text:list-item>
                  <text:p text:style-name="P19">Liber ABA collaborator. </text:p>
                </text:list-item>
              </text:list>
            </text:list-item>
            <text:list-item>
              <text:p text:style-name="P19">Mari Desti, <text:span text:style-name="T16">aka Mary D’Este Sturges aka Soror Vikram.</text:span></text:p>
              <text:list>
                <text:list-item>
                  <text:p text:style-name="P19">Liber ABA coauthor.</text:p>
                </text:list-item>
                <text:list-item>
                  <text:p text:style-name="P37">Scarlet woman of the Albudiz working.</text:p>
                </text:list-item>
                <text:list-item>
                  <text:p text:style-name="P37">Born in 1871. </text:p>
                </text:list-item>
                <text:list-item>
                  <text:p text:style-name="P37">Worked in a factory as a child. Raised Roman Catholic but soon rejected. </text:p>
                </text:list-item>
                <text:list-item>
                  <text:p text:style-name="P37">Had two husbands and later divorced. Became “inseparable friends” with Isadora Duncan. </text:p>
                </text:list-item>
              </text:list>
            </text:list-item>
            <text:list-item>
              <text:p text:style-name="P37">Rose Edith aka Soror Ouardo the Seer.</text:p>
              <text:list>
                <text:list-item>
                  <text:p text:style-name="P37">Scarlet woman of the Cairo working.</text:p>
                </text:list-item>
                <text:list-item>
                  <text:p text:style-name="P37">Crowley’s first wife. </text:p>
                </text:list-item>
              </text:list>
            </text:list-item>
            <text:list-item>
              <text:p text:style-name="P22">Zoroaster.</text:p>
              <text:list>
                <text:list-item>
                  <text:p text:style-name="P22">Ancient founder of Zoroastrianism.</text:p>
                </text:list-item>
                <text:list-item>
                  <text:p text:style-name="P22">Considered by the Greeks to be the founder of the science of the magi.</text:p>
                </text:list-item>
                <text:list-item>
                  <text:p text:style-name="P22">First menial BCE reformer who codified existing spiritual traditions. </text:p>
                </text:list-item>
              </text:list>
            </text:list-item>
            <text:list-item>
              <text:p text:style-name="P22"/>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New Sung" svg:font-family="'AR PL New Sung'"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AR PL New Sung"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AR PL New Sung"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7T19:36:02.233118526</meta:creation-date>
    <dc:date>2023-02-27T10:07:45.824193137</dc:date>
    <meta:editing-duration>P3DT1H47M3S</meta:editing-duration>
    <meta:editing-cycles>24</meta:editing-cycles>
    <meta:generator>LibreOffice/7.5.0.3$Linux_X86_64 LibreOffice_project/50$Build-3</meta:generator>
    <meta:document-statistic meta:table-count="0" meta:image-count="0" meta:object-count="0" meta:page-count="9" meta:paragraph-count="333" meta:word-count="3871" meta:character-count="22678" meta:non-whitespace-character-count="19318"/>
  </office:meta>
</office:document-meta>
</file>